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Helvetica" fo:font-size="12pt" style:font-size-asian="12pt"/>
    </style:style>
    <style:style style:name="P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color="#000000" style:font-name="Helvetica" fo:font-size="12pt" style:font-size-asian="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Schreiben sie ein Interface isthoeher </text:p>
      <text:p text:style-name="P1">2. Erstellen sie eine Klasse Haus die isthoeher implementiert und seine Höhe sowie seinen Namen speichert</text:p>
      <text:p text:style-name="P1">3. Erstellen Sie eine Arraylist mit 10 Häusern(Höhe zufällig generiert) und lassen sie diese aufsteigend sortieren (mit beliebigen Algorithmus)</text:p>
      <text:p text:style-name="P1"/>
      <text:p text:style-name="P1">4. Erstellen sie eine Methode mit der Sie binärisch in der Liste nach einem Haus mit einer bestimmten Höhe suchen können. Übergeben wird der Methode eine Liste aus Häusern, der Startwert des zu suchenden Bereich und der End wert des Bereiches. Außerdem wird ein Haus übergeben, mit dessen Höhe man ein gleichhohes Haus in der Liste sucht (binäreSuche ( List&lt;T&gt; list, int Start, int end, T haus)). </text:p>
      <text:p text:style-name="P1">Geben Sie außerdem den Namen des Hauses mit der gleichen Höhe aus und falls es kein gleich hohes haus gibt, dann geben sie eine entsprechende Meldung aus.</text:p>
      <text:p text:style-name="P1"/>
      <text:p text:style-name="P1"/>
      <text:p text:style-name="P1">Binäre suche Beschreibung:</text:p>
      <text:p text:style-name="P1">https://de.wikipedia.org/wiki/Binäre_Suche</text:p>
      <text:p text:style-name="P1"/>
      <text:p text:style-name="P1">Alles musste mit Generics programmiert werden!</text:p>
      <text:p text:style-name="P1">Binäre Suche musste rekursiv sei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3T14:12:34.109865080</meta:creation-date>
    <dc:date>2018-09-13T14:12:55.714345023</dc:date>
    <meta:editing-duration>PT21S</meta:editing-duration>
    <meta:editing-cycles>1</meta:editing-cycles>
    <meta:generator>LibreOffice/6.0.2.1$MacOSX_X86_64 LibreOffice_project/f7f06a8f319e4b62f9bc5095aa112a65d2f3ac89</meta:generator>
    <meta:document-statistic meta:table-count="0" meta:image-count="0" meta:object-count="0" meta:page-count="1" meta:paragraph-count="9" meta:word-count="150" meta:character-count="988" meta:non-whitespace-character-count="845"/>
  </office:meta>
</office:document-meta>
</file>